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3465" officeooo:paragraph-rsid="0011346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c7a0" officeooo:paragraph-rsid="0011c7a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3465" officeooo:paragraph-rsid="0011346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a464" officeooo:paragraph-rsid="0013a46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d78f" officeooo:paragraph-rsid="0017d7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1.99mm" fo:margin-right="0mm" fo:text-align="justify" style:justify-single-word="false" fo:text-indent="0mm" style:auto-text-indent="false" fo:background-color="transparent"/>
      <style:text-properties fo:font-weight="normal" officeooo:rsid="000f442c" officeooo:paragraph-rsid="0015e04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7d78f" officeooo:paragraph-rsid="0017d78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7f6ba" officeooo:paragraph-rsid="0017f6ba" style:font-weight-asian="normal" style:font-weight-complex="normal"/>
    </style:style>
    <style:style style:name="T1" style:family="text">
      <style:text-properties officeooo:rsid="0011c7a0"/>
    </style:style>
    <style:style style:name="T2" style:family="text">
      <style:text-properties officeooo:rsid="0013a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NETWORKING TIPS<text:span text:style-name="T1">\</text:span></text:p>
      <text:p text:style-name="P2">STATIC ROUTING</text:p>
      <text:p text:style-name="P3">1) ssh console error: port 22 permition denied:</text:p>
      <text:p text:style-name="P3"><text:tab/>#sudo apt-get install openssh-server</text:p>
      <text:p text:style-name="P3"><text:tab/>#sudo ufw allow 22</text:p>
      <text:p text:style-name="P3">2) modify and restart interfaces:</text:p>
      <text:p text:style-name="P3"><text:tab/>#sudo vim /etc/network/interfaces</text:p>
      <text:p text:style-name="P3"><text:tab/>#sudo /etc/init.d/networking restart</text:p>
      <text:p text:style-name="P3"><text:tab/></text:p>
      <text:p text:style-name="P3"><text:tab/>#sudo service network-manager restart</text:p>
      <text:p text:style-name="P3">3) static routing:</text:p>
      <text:p text:style-name="P3"><text:tab/><text:tab/><text:tab/><text:tab/><text:tab/>a.2 – net 10.1.0.0/16<text:tab/> <text:s/>b.1.1.1 </text:p>
      <text:p text:style-name="P3"><text:tab/><text:tab/><text:tab/>net 10.2.0.0/16 |<text:tab/>net 10.3.0.0/16 |</text:p>
      <text:p text:style-name="P3"><text:tab/><text:tab/><text:tab/><text:tab/> <text:s text:c="10"/>c.2 <text:s text:c="8"/><text:tab/><text:tab/>d.2</text:p>
      <text:p text:style-name="P3"><text:tab/><text:span text:style-name="T1">current routing table:</text:span></text:p>
      <text:p text:style-name="P3"><text:tab/><text:tab/><text:span text:style-name="T1">#route</text:span></text:p>
      <text:p text:style-name="P3"><text:tab/><text:span text:style-name="T1">track frames from a.2 to c.2:</text:span></text:p>
      <text:p text:style-name="P3"><text:tab/><text:tab/><text:span text:style-name="T1">#sudo apt-get install traceroute</text:span></text:p>
      <text:p text:style-name="P3"><text:tab/><text:tab/><text:span text:style-name="T1">#traceroute 10.2.0.2</text:span></text:p>
      <text:p text:style-name="P3">3a) temporary:</text:p>
      <text:p text:style-name="P3"><text:tab/>A:</text:p>
      <text:p text:style-name="P3"><text:tab/>#sudo route add -net 10.2.0.0 netmask 255.255.0.0 gw 10.1.0.1 dev ethA</text:p>
      <text:p text:style-name="P3"><text:tab/>#sudo route add -net 10.3.0.0 netmask 255.255.0.0 gw 10.1.0.1 dev ethA</text:p>
      <text:p text:style-name="P3"><text:tab/>C: </text:p>
      <text:p text:style-name="P3"><text:tab/>#sudo route add -net 10.1.0.0 netmask 255.255.0.0 gw 10.2.0.1 dev ethC</text:p>
      <text:p text:style-name="P3"><text:tab/>D: </text:p>
      <text:p text:style-name="P3"><text:tab/>#sudo route add -net 10.1.0.0 netmask 255.255.0.0 gw 10.3.0.1 dev ethD</text:p>
      <text:p text:style-name="P3">3b) pernamently – add lines:</text:p>
      <text:p text:style-name="P3"><text:tab/>#sudo vim /etc/network/interfaces</text:p>
      <text:p text:style-name="P3"><text:tab/>A:</text:p>
      <text:p text:style-name="P3"><text:tab/><text:tab/>up route add -net 10.2.0.0/16 gw 10.1.0.1 dev ethA</text:p>
      <text:p text:style-name="P3"><text:tab/><text:tab/>up route add -net 10.3.0.0/16 gw 10.1.0.1 dev ethA</text:p>
      <text:p text:style-name="P3"><text:tab/>C:</text:p>
      <text:p text:style-name="P3"><text:tab/><text:tab/>up route add -net 10.1.0.0/16 gw 10.2.0.1 dev ethC</text:p>
      <text:p text:style-name="P3"><text:tab/>D:</text:p>
      <text:p text:style-name="P3"><text:tab/><text:tab/>up route add -net 10.1.0.0/16 gw 10.3.0.1 dev ethD</text:p>
      <text:p text:style-name="P3">4) enable ip forwarding:</text:p>
      <text:p text:style-name="P3"><text:tab/>check:</text:p>
      <text:p text:style-name="P3"><text:tab/><text:tab/>#cat /proc/sys/net/ipv4/ip_forward</text:p>
      <text:p text:style-name="P3"><text:tab/>modify:</text:p>
      <text:p text:style-name="P3"><text:tab/><text:tab/>#sudo vim /etc/sysctl.conf</text:p>
      <text:p text:style-name="P3"><text:tab/><text:tab/><text:tab/>net.ipv4.ip_forward</text:p>
      <text:p text:style-name="P3"><text:tab/>restart:</text:p>
      <text:p text:style-name="P3"><text:tab/><text:tab/>#sudo sysctl -p /etc/sysctl.conf</text:p>
      <text:p text:style-name="P4">5) static ip refresh without restart:</text:p>
      <text:p text:style-name="P6"><text:span text:style-name="T2">#sudo ip addr flush NetInterfaceName </text:span>&amp;&amp; <text:span text:style-name="T2">sudo systemctl restart networking.service </text:span>&amp;&amp; sudo service networking restart &amp;&amp; sudo service network-manager restart</text:p>
      <text:p text:style-name="P5">6) firewall blocking outgoing data:</text:p>
      <text:p text:style-name="P5"><text:tab/>#sudo ufw default allow outgoing</text:p>
      <text:p text:style-name="P8">7) netplan static configuration:</text:p>
      <text:p text:style-name="P8"><text:tab/>#sudo vi <text:s/>/etc/netplan/XX-network-manager-all.yaml </text:p>
      <text:p text:style-name="P8">network:</text:p>
      <text:p text:style-name="P8"><text:soft-page-break/><text:s text:c="4"/>version: 2</text:p>
      <text:p text:style-name="P8"><text:s text:c="4"/>renderer: networkd</text:p>
      <text:p text:style-name="P8"><text:s text:c="4"/>ethernets:</text:p>
      <text:p text:style-name="P8"><text:s text:c="8"/>enpXX:</text:p>
      <text:p text:style-name="P8"><text:s text:c="12"/>dhcp4: no</text:p>
      <text:p text:style-name="P8"><text:s text:c="12"/>addresses: [192.168.0.XX/24]</text:p>
      <text:p text:style-name="P8"><text:s text:c="12"/>gateway4: 192.168.0.1</text:p>
      <text:p text:style-name="P8"><text:s text:c="12"/>nameservers:</text:p>
      <text:p text:style-name="P8"><text:s text:c="16"/>addresses: [8.8.4.4,8.8.8.8]</text:p>
      <text:p text:style-name="P8"><text:tab/>#sudo netplan --debug app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41:45.645176215</meta:creation-date>
    <dc:date>2021-01-14T08:28:41.098626579</dc:date>
    <meta:editing-duration>PT23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243" meta:character-count="1886" meta:non-whitespace-character-count="1530"/>
  </office:meta>
</office:document-meta>
</file>